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77fe"/>
    </style:style>
    <style:style style:name="P2" style:family="paragraph" style:parent-style-name="Preformatted_20_Text">
      <style:text-properties officeooo:rsid="001077fe" officeooo:paragraph-rsid="001077fe"/>
    </style:style>
    <style:style style:name="P3" style:family="paragraph" style:parent-style-name="Preformatted_20_Text">
      <style:text-properties officeooo:rsid="00108612" officeooo:paragraph-rsid="00108612"/>
    </style:style>
    <style:style style:name="T1" style:family="text">
      <style:text-properties fo:color="#000000" style:font-name="monospace" fo:background-color="#ffffff" loext:char-shading-value="0"/>
    </style:style>
    <style:style style:name="T2" style:family="text">
      <style:text-properties fo:color="#000000" style:font-name="monospace" officeooo:rsid="001077fe" fo:background-color="#ffffff" loext:char-shading-value="0"/>
    </style:style>
    <style:style style:name="T3" style:family="text">
      <style:text-properties style:font-name="monospace"/>
    </style:style>
    <style:style style:name="T4" style:family="text">
      <style:text-properties officeooo:rsid="00108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# Autonomous Development and Testing with SQL Server for Linux</text:p>
      <text:p text:style-name="Preformatted_20_Text">Design, construct, reconstruct, simulate, evaluate a network of SQL Server instances.</text:p>
      <text:p text:style-name="Preformatted_20_Text">Six (6) or more SQL Instances on i5-8GB laptop - depending on the hardware resources - on</text:p>
      <text:p text:style-name="Preformatted_20_Text">Linux host using Docker Containers and each listening for network query requests on their</text:p>
      <text:p text:style-name="Preformatted_20_Text">own IP at port 1433 while simultaneously connected to the host at local app assigned ports.</text:p>
      <text:p text:style-name="Preformatted_20_Text"/>
      <text:p text:style-name="Preformatted_20_Text">![Image](./docs/catalog.png)</text:p>
      <text:p text:style-name="Preformatted_20_Text"/>
      <text:p text:style-name="Preformatted_20_Text">Licensing and Scalability not withstanding, architectural form and function can be accurately</text:p>
      <text:p text:style-name="Preformatted_20_Text">reproduced with little brain smoke through the well known magic of SQL Server backup/restore,</text:p>
      <text:p text:style-name="Preformatted_20_Text">TSQL scripts and a one page diagram/plan. Here the Node.js event loop is used along with the</text:p>
      <text:p text:style-name="Preformatted_20_Text">"Official" SQL Server for Linux Docker Images Developer Edition and a couple of Docker Volumes</text:p>
      <text:p text:style-name="Preformatted_20_Text">to facilitate backups/restore and OpenSSL credential sharing for an autonomous self-signed</text:p>
      <text:p text:style-name="Preformatted_20_Text">TLS security profile: the credentials are not available outside the uncompromised host.</text:p>
      <text:p text:style-name="Preformatted_20_Text"/>
      <text:p text:style-name="Preformatted_20_Text">Given an ability to properly describe the live environment even SQL Server patch and update</text:p>
      <text:p text:style-name="Preformatted_20_Text">regression evaluations can be quick and easy with low internal resource requirements using</text:p>
      <text:p text:style-name="Preformatted_20_Text">containers. It helps that any collection of SQL Server 2017 versions and/or products (PIDs)</text:p>
      <text:p text:style-name="Preformatted_20_Text">can run side-by-side in this model. Every database backend needed can be on the host for</text:p>
      <text:p text:style-name="Preformatted_20_Text">continuity of productivity when disconnected - not to mention amazingly light performance</text:p>
      <text:p text:style-name="Preformatted_20_Text">impact on the host while everything runs in the background.</text:p>
      <text:p text:style-name="Preformatted_20_Text"/>
      <text:p text:style-name="Preformatted_20_Text">Training Databases can might be hosted on a Trainer's laptop. Other collaborations are surely</text:p>
      <text:p text:style-name="Preformatted_20_Text">enabled. All you need are database backups or delimited data files and the TSQL database scripts</text:p>
      <text:p text:style-name="Preformatted_20_Text">that might be necessary for configuration and data obfuscation when necessary.</text:p>
      <text:p text:style-name="Preformatted_20_Text"/>
      <text:p text:style-name="Preformatted_20_Text">## Installation</text:p>
      <text:p text:style-name="Preformatted_20_Text"/>
      <text:p text:style-name="P2">__<text:span text:style-name="T4">##</text:span>a__. Identify and prepare a host. </text:p>
      <text:p text:style-name="P2"><text:tab/></text:p>
      <text:p text:style-name="P3">###</text:p>
      <text:p text:style-name="Preformatted_20_Text"/>
      <text:p text:style-name="Preformatted_20_Text"/>
      <text:p text:style-name="Preformatted_20_Text"/>
      <text:p text:style-name="Preformatted_20_Text">### 1. Prerequisites</text:p>
      <text:p text:style-name="Preformatted_20_Text"><text:span text:style-name="T3"/></text:p>
      <text:p text:style-name="P1">#### Docker, Node.js, OpenSSL and mssql_tools</text:p>
      <text:p text:style-name="Preformatted_20_Text"/>
      <text:p text:style-name="Preformatted_20_Text">It is recommended that the primary package repo and the CLI package manager for your Linux</text:p>
      <text:p text:style-name="Preformatted_20_Text">OS. e.g., apt-get, rpm, yast, yum, zypper, etc. else local compile from source is used to</text:p>
      <text:p text:style-name="Preformatted_20_Text"><text:soft-page-break/>complete this step. It may, in some cases, be necessary to get the mssql_tools formerly known</text:p>
      <text:p text:style-name="Preformatted_20_Text">as ODBC from Microsoft's repo. See the Microsoft SQL Server for Linux on-line documentation</text:p>
      <text:p text:style-name="Preformatted_20_Text">for mssql_tools download and installation details.</text:p>
      <text:p text:style-name="Preformatted_20_Text"/>
      <text:p text:style-name="Preformatted_20_Text">### 2. Init</text:p>
      <text:p text:style-name="Preformatted_20_Text">#### Prepare and enter a new folder</text:p>
      <text:p text:style-name="P1"><text:span text:style-name="T1"/></text:p>
      <text:p text:style-name="P1"><text:span text:style-name="T1"><text:tab/></text:span><text:span text:style-name="T2">&gt; </text:span><text:span text:style-name="T1">git clone https://www.github.com/bwunder/sqlpal</text:span><text:span text:style-name="T3"><text:line-break/></text:span></text:p>
      <text:p text:style-name="Preformatted_20_Text">While local root credentials are required for full app functionality, running</text:p>
      <text:p text:style-name="Preformatted_20_Text">the Node.js CLI app from a folder location in the current user's $HOME is strongly recommended.</text:p>
      <text:p text:style-name="Preformatted_20_Text">With this practice, multiple people can run a personal app instance and all can use the same</text:p>
      <text:p text:style-name="Preformatted_20_Text">containers as necessary with each having a personal activity history much like *$HOME/.bash_history*</text:p>
      <text:p text:style-name="Preformatted_20_Text">except stored in the client's document database providing far better query &amp; search support.</text:p>
      <text:p text:style-name="Preformatted_20_Text"/>
      <text:p text:style-name="Preformatted_20_Text"><text:s text:c="4"/>&gt; mkdir sqlpal</text:p>
      <text:p text:style-name="Preformatted_20_Text"><text:s text:c="4"/>&gt; cd sqlpal</text:p>
      <text:p text:style-name="Preformatted_20_Text"/>
      <text:p text:style-name="Preformatted_20_Text">#### move the reviewed source from the sqlpal github project into this folder</text:p>
      <text:p text:style-name="Preformatted_20_Text"/>
      <text:p text:style-name="Preformatted_20_Text"><text:s text:c="4"/>&gt; https://www.github.com/bwunder/sqlpal</text:p>
      <text:p text:style-name="Preformatted_20_Text"/>
      <text:p text:style-name="Preformatted_20_Text">#### (optional) Define queries available to the runtime by editing the queries.js module file.</text:p>
      <text:p text:style-name="Preformatted_20_Text"/>
      <text:p text:style-name="Preformatted_20_Text">In general, shorter queries that need no modification and expect no parameters are</text:p>
      <text:p text:style-name="Preformatted_20_Text">best suited for embedding as template strings, however, the user is always free to decide what</text:p>
      <text:p text:style-name="Preformatted_20_Text">belongs in queries and what should be a script (we add those below). Scripts have the decided</text:p>
      <text:p text:style-name="Preformatted_20_Text">advantage of being accessible and usable from other tools. Queries have the decided advantage</text:p>
      <text:p text:style-name="Preformatted_20_Text">of __not__ being useful</text:p>
      <text:p text:style-name="Preformatted_20_Text"/>
      <text:p text:style-name="Preformatted_20_Text">Copy and paste any TSQL queries desired and enclose with template string delimiters (`back-ticks`).</text:p>
      <text:p text:style-name="Preformatted_20_Text">Queries are upserted into the 'templates.db' nedb database at each application start-up: all</text:p>
      <text:p text:style-name="Preformatted_20_Text">additions, changes and deletions applied since the last start-up are reported in the log.</text:p>
      <text:p text:style-name="Preformatted_20_Text"/>
      <text:p text:style-name="Preformatted_20_Text">Queries can be added, edited or removed at any time using the sqlpal CLI. Changes take effect immediately</text:p>
      <text:p text:style-name="Preformatted_20_Text">in sqlpal beginning with the next query after the query is saved.</text:p>
      <text:p text:style-name="Preformatted_20_Text"/>
      <text:p text:style-name="Preformatted_20_Text">#### (optional) Copy or move TSQL Scripts into the scripts subfolder.</text:p>
      <text:p text:style-name="Preformatted_20_Text"/>
      <text:p text:style-name="Preformatted_20_Text">Individual query expressions are nicely for inclusion in templates.db. Scripts with more than one</text:p>
      <text:p text:style-name="Preformatted_20_Text">query are probably better stored as script files. Scripts can be added, changed or removed from the</text:p>
      <text:p text:style-name="Preformatted_20_Text">folder at any time like any other file or from the sqlpal CLI (**script &lt;file-name&gt; --edit**). Changes</text:p>
      <text:p text:style-name="Preformatted_20_Text"><text:soft-page-break/>take effect immediately beginning with the next script execution after the save.</text:p>
      <text:p text:style-name="Preformatted_20_Text"/>
      <text:p text:style-name="Preformatted_20_Text">Only Scripts using the *.sql* extension are recognized by the **script** command. Scripts can be added,</text:p>
      <text:p text:style-name="Preformatted_20_Text">edited or removed at any time. Changes will be immediately reflected by the CLI. <text:s/></text:p>
      <text:p text:style-name="Preformatted_20_Text"/>
      <text:p text:style-name="Preformatted_20_Text">#### (recommended but optional) Review and edit the config.json and openssl.cnf files as appropriate</text:p>
      <text:p text:style-name="Preformatted_20_Text"/>
      <text:p text:style-name="Preformatted_20_Text">Settings in config.json, other than perhaps passwords, will usually get you started with no changes.</text:p>
      <text:p text:style-name="Preformatted_20_Text">Many are simply the defaults used when a setting is not explicitly set.</text:p>
      <text:p text:style-name="Preformatted_20_Text"/>
      <text:p text:style-name="Preformatted_20_Text">App Configuration changes can be made at any time and are applied at the next runtime reference - if</text:p>
      <text:p text:style-name="Preformatted_20_Text">that happens - else at the next application start-up as config.json is imported anew.</text:p>
      <text:p text:style-name="Preformatted_20_Text"/>
      <text:p text:style-name="Preformatted_20_Text">openssl.cnf settings changes to not change any existing artifacts, the .cnf can be changed t any time</text:p>
      <text:p text:style-name="Preformatted_20_Text">__before__ a credential is generated.</text:p>
      <text:p text:style-name="Preformatted_20_Text"/>
      <text:p text:style-name="Preformatted_20_Text">see [sqlpad config documentation](https://github.com/rickbergfalk/sqlpad/blob/master/server/lib/config/configItems.js)</text:p>
      <text:p text:style-name="Preformatted_20_Text">for details on sqlpad configuration. Note that sqlpad is used as a dependent process. It is</text:p>
      <text:p text:style-name="Preformatted_20_Text">not necessary to also install a global instance. You can if wish, however the global instance</text:p>
      <text:p text:style-name="Preformatted_20_Text">will not use configuration values from config.json. (There will likely be another 'sqlpaddata'</text:p>
      <text:p text:style-name="Preformatted_20_Text">folder elsewhere on the machine shared among users of the global instance. <text:s/>The sqlpal configured</text:p>
      <text:p text:style-name="Preformatted_20_Text">sqlpad.dir will be private to the dependency (caution: collisions when the same fully qualified path <text:s/></text:p>
      <text:p text:style-name="Preformatted_20_Text">is used may be possible - I have not adequately tested this.)</text:p>
      <text:p text:style-name="Preformatted_20_Text"/>
      <text:p text:style-name="Preformatted_20_Text">### 3. Run the CLI</text:p>
      <text:p text:style-name="Preformatted_20_Text"/>
      <text:p text:style-name="Preformatted_20_Text"><text:s text:c="4"/>&gt; npm update</text:p>
      <text:p text:style-name="Preformatted_20_Text"><text:s text:c="4"/>&gt; npm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07:09:19.508771414</dc:date>
    <meta:editing-duration>PT1M43S</meta:editing-duration>
    <meta:editing-cycles>1</meta:editing-cycles>
    <meta:document-statistic meta:table-count="0" meta:image-count="0" meta:object-count="0" meta:page-count="3" meta:paragraph-count="79" meta:word-count="913" meta:character-count="5870" meta:non-whitespace-character-count="5007"/>
    <meta:generator>LibreOffice/6.0.4.2$Linux_X86_64 LibreOffice_project/00m0$Build-2</meta:generator>
  </office:meta>
</office:document-meta>
</file>